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loext:opacity="0%" style:font-name="Times New Roman" fo:font-size="1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loext:opacity="0%" style:font-name="Times New Roman" fo:font-size="16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loext:opacity="0%" style:font-name="Times New Roman" fo:font-size="14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loext:opacity="0%" style:font-name="Times New Roman" fo:font-size="14pt" fo:font-weight="normal" officeooo:rsid="001f6444" officeooo:paragraph-rsid="001f6444"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loext:opacity="0%" style:font-name="Times New Roman" fo:font-size="14pt" fo:font-weight="normal" officeooo:rsid="0026d4ac" officeooo:paragraph-rsid="0026d4ac"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loext:opacity="0%" style:font-name="Times New Roman" fo:font-size="1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loext:opacity="0%" style:font-name="Times New Roman" fo:font-size="16pt" fo:font-weight="bold" officeooo:paragraph-rsid="00214367"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loext:opacity="0%" style:font-name="Times New Roman" fo:font-size="16pt" style:text-underline-style="none" fo:font-weight="bold" officeooo:paragraph-rsid="00214367" fo:background-color="transparent" style:font-name-asian="Times New Roman" style:font-name-complex="Times New Roman"/>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8pt" fo:font-weight="normal" fo:background-color="transparent" loext:char-shading-value="0" style:font-name-asian="Times New Roman" style:font-name-complex="Times New Roman"/>
    </style:style>
    <style:style style:name="T3" style:family="text">
      <style:text-properties style:use-window-font-color="true" loext:opacity="0%" style:font-name="Times New Roman" fo:font-size="18pt" fo:font-weight="normal" officeooo:rsid="001df91d" fo:background-color="transparent" loext:char-shading-value="0" style:font-name-asian="Times New Roman" style:font-name-complex="Times New Roman"/>
    </style:style>
    <style:style style:name="T4" style:family="text">
      <style:text-properties officeooo:rsid="00208a47"/>
    </style:style>
    <style:style style:name="T5" style:family="text">
      <style:text-properties fo:font-size="14pt" fo:font-weight="normal" officeooo:rsid="00214367"/>
    </style:style>
    <style:style style:name="T6" style:family="text">
      <style:text-properties fo:font-size="14pt" fo:font-weight="normal" officeooo:rsid="00214367" style:text-underline-mode="continuous" style:text-overline-mode="continuous" style:text-line-through-mode="continuous"/>
    </style:style>
    <style:style style:name="T7" style:family="text">
      <style:text-properties fo:font-size="14pt" fo:font-weight="normal" officeooo:rsid="0023d84f"/>
    </style:style>
    <style:style style:name="T8" style:family="text">
      <style:text-properties fo:font-size="14pt" fo:font-weight="normal" officeooo:rsid="00252751"/>
    </style:style>
    <style:style style:name="T9" style:family="text">
      <style:text-properties fo:font-size="14pt" style:text-underline-style="solid" style:text-underline-width="auto" style:text-underline-color="font-color" fo:font-weight="normal" officeooo:rsid="00214367" style:text-underline-mode="continuous" style:text-overline-mode="continuous" style:text-line-through-mode="continuous"/>
    </style:style>
    <style:style style:name="T10" style:family="text">
      <style:text-properties style:text-underline-style="solid" style:text-underline-width="auto" style:text-underline-color="font-color" style:text-underline-mode="continuous" style:text-overline-mode="continuous" style:text-line-through-mode="continuo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9L1252<text:tab/><text:tab/><text:tab/> <text:s text:c="5"/></text:span><text:span text:style-name="T2">DSA LAB REPORT </text:span></text:p>
      <text:p text:style-name="P1"><text:span text:style-name="T1">Sehel Hassan <text:tab/> <text:s/><text:tab/> <text:s text:c="11"/></text:span><text:span text:style-name="T2">Experiment 1</text:span><text:span text:style-name="T3">2</text:span></text:p>
      <text:p text:style-name="P2"/>
      <text:p text:style-name="P2"/>
      <text:p text:style-name="P2"/>
      <text:p text:style-name="P2"/>
      <text:p text:style-name="P2"/>
      <text:p text:style-name="P3">Introduction:</text:p>
      <text:p text:style-name="P5"><text:tab/><text:tab/></text:p>
      <text:p text:style-name="P2"/>
      <text:p text:style-name="P6"><text:tab/>In this weeks Lab we were told to implement the Graph type Data structure in two main methods. The first way of implementing a Graph is to store the edges between two vertices in an Adjacency Matrix, in the form of a two dimensional array, of order ‘numVertices x numVertices’. This meant that every index represent the edge between the two vertices whereby 1 meant an edge existed while the existence of a 0 meant that there is not any edge at that particular index. The second way of implementing a Graph is to turn it into an Adjacency List. This is an array of pointers of number of Vertices and each pointer points to a Linked List of Node at that Vertex at a certain index.</text:p>
      <text:p text:style-name="P2"/>
      <text:p text:style-name="P2"/>
      <text:p text:style-name="P3">Objective:</text:p>
      <text:p text:style-name="P5"><text:tab/><text:tab/></text:p>
      <text:p text:style-name="P2"/>
      <text:p text:style-name="P5"><text:tab/>The objective is to <text:span text:style-name="T4">implement a Graph in the form of an Adjacency Matrix and an Adjacency List. Then perform Depth First Search and Breadth First Search on them.</text:span></text:p>
      <text:p text:style-name="P2"/>
      <text:p text:style-name="P2"/>
      <text:p text:style-name="P9"><text:span text:style-name="T10">Procedure:</text:span></text:p>
      <text:p text:style-name="P9"><text:span text:style-name="T9"/></text:p>
      <text:p text:style-name="P10"><text:span text:style-name="T6"><text:tab/></text:span><text:span text:style-name="T5">I started by implementing an Adjacency Matrix in the Lab class. This was done by declaring and initialising a Two dimensional array of the order Number of Vertices by Number of Vertices. I then initialised all the indices to zero. I also created two arrays of unexplored nodes for use in the implementation of Depth First Search and Breadth First Search. </text:span><text:span text:style-name="T7">To add an edge between two vertices I initialised the relevant <text:s/>indices to 1 for both the respective vertices. Similarly for removing an edge I simply initialised the indices to 0. </text:span><text:span text:style-name="T8">For the Depth First Search I used the recursive algorithm provided to us by our teacher in class. For Breadth first Search I used a queue to push the vertices as I visited them and then mark the unknown ones as explored.</text:span></text:p>
      <text:p text:style-name="P5"><text:tab/><text:tab/></text:p>
      <text:p text:style-name="P2"/>
      <text:p text:style-name="P2"/>
      <text:p text:style-name="P3"/>
      <text:p text:style-name="P3"/>
      <text:p text:style-name="P3"><text:soft-page-break/>Applications:</text:p>
      <text:p text:style-name="P2"/>
      <text:p text:style-name="P2"/>
      <text:p text:style-name="P7"><text:tab/>Graphs are the most commonly used data structure in situations where we have to connect a series of points or nodes in no particular order, along with information like the cost of the path. One example would be the internet itself where billions of users, acting as vertices, are connected to each other with edges. Furthermore, it is used in GPS systems to connect different Locations, as vertices, to other location with edges that also carry weight, which are the distances between those points.</text:p>
      <text:p text:style-name="P2"/>
      <text:p text:style-name="P5"><text:tab/><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Times New Roman" svg:font-family="'Times New Roman'"/>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2-21T23:52:38.269000000</dc:date>
    <meta:editing-duration>PT27M25S</meta:editing-duration>
    <meta:editing-cycles>7</meta:editing-cycles>
    <meta:generator>LibreOffice/7.0.3.1$Windows_X86_64 LibreOffice_project/d7547858d014d4cf69878db179d326fc3483e082</meta:generator>
    <meta:document-statistic meta:table-count="0" meta:image-count="0" meta:object-count="0" meta:page-count="2" meta:paragraph-count="15" meta:word-count="386" meta:character-count="2226" meta:non-whitespace-character-count="1811"/>
  </office:meta>
</office:document-meta>
</file>